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3">
            <text:p>ID операции</text:p>
          </table:table-cell>
          <table:table-cell office:value-type="string" table:style-name="ce3">
            <text:p>Дата</text:p>
          </table:table-cell>
          <table:table-cell office:value-type="string" table:style-name="ce3">
            <text:p>ID магазина</text:p>
          </table:table-cell>
          <table:table-cell office:value-type="string" table:style-name="ce3">
            <text:p>Артикул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Количество упаковок</text:p>
          </table:table-cell>
          <table:table-cell office:value-type="string" table:style-name="ce3">
            <text:p>Цена<text:s/>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09" table:style-name="ce1">
            <text:p>10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2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8" table:style-name="ce1">
            <text:p>23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2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9" table:style-name="ce1">
            <text:p>149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5" table:style-name="ce1">
            <text:p>15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9" table:style-name="ce1">
            <text:p>99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6" table:style-name="ce1">
            <text:p>13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6" table:style-name="ce1">
            <text:p>14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0" table:style-name="ce1">
            <text:p>1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2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32" table:style-name="ce1">
            <text:p>13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2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2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2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8" table:default-cell-style-name="ce1"/>
        <table:table-row table:style-name="ro6">
          <table:table-cell office:value-type="string" table:style-name="ce3">
            <text:p>Артикул</text:p>
          </table:table-cell>
          <table:table-cell office:value-type="string" table:style-name="ce3">
            <text:p>Отдел</text:p>
          </table:table-cell>
          <table:table-cell office:value-type="string" table:style-name="ce3">
            <text:p>Наименование</text:p>
          </table:table-cell>
          <table:table-cell office:value-type="string" table:style-name="ce3">
            <text:p>Единица измерения</text:p>
          </table:table-cell>
          <table:table-cell office:value-type="string" table:style-name="ce3">
            <text:p>Количество в упаковке</text:p>
          </table:table-cell>
          <table:table-cell office:value-type="string" table:style-name="ce3">
            <text:p>Производитель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</text:p>
          </table:table-cell>
          <table:table-cell office:value-type="string" table:style-name="ce5">
            <text:p>Октябрьский</text:p>
          </table:table-cell>
          <table:table-cell office:value-type="string" table:style-name="ce5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2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3</text:p>
          </table:table-cell>
          <table:table-cell office:value-type="string" table:style-name="ce5">
            <text:p>Заречный</text:p>
          </table:table-cell>
          <table:table-cell office:value-type="string" table:style-name="ce5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4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5</text:p>
          </table:table-cell>
          <table:table-cell office:value-type="string" table:style-name="ce5">
            <text:p>Октябрьский</text:p>
          </table:table-cell>
          <table:table-cell office:value-type="string" table:style-name="ce5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6</text:p>
          </table:table-cell>
          <table:table-cell office:value-type="string" table:style-name="ce5">
            <text:p>Октябрьский</text:p>
          </table:table-cell>
          <table:table-cell office:value-type="string" table:style-name="ce5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7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8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9</text:p>
          </table:table-cell>
          <table:table-cell office:value-type="string" table:style-name="ce5">
            <text:p>Заречный</text:p>
          </table:table-cell>
          <table:table-cell office:value-type="string" table:style-name="ce5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0</text:p>
          </table:table-cell>
          <table:table-cell office:value-type="string" table:style-name="ce5">
            <text:p>Октябрьский</text:p>
          </table:table-cell>
          <table:table-cell office:value-type="string" table:style-name="ce5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1</text:p>
          </table:table-cell>
          <table:table-cell office:value-type="string" table:style-name="ce5">
            <text:p>Заречный</text:p>
          </table:table-cell>
          <table:table-cell office:value-type="string" table:style-name="ce5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2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3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4</text:p>
          </table:table-cell>
          <table:table-cell office:value-type="string" table:style-name="ce5">
            <text:p>Заречный</text:p>
          </table:table-cell>
          <table:table-cell office:value-type="string" table:style-name="ce5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5</text:p>
          </table:table-cell>
          <table:table-cell office:value-type="string" table:style-name="ce5">
            <text:p>Октябрьский</text:p>
          </table:table-cell>
          <table:table-cell office:value-type="string" table:style-name="ce5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6</text:p>
          </table:table-cell>
          <table:table-cell office:value-type="string" table:style-name="ce5">
            <text:p>Первомайский</text:p>
          </table:table-cell>
          <table:table-cell office:value-type="string" table:style-name="ce5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Слава</meta:initial-creator>
    <dc:creator>minf</dc:creator>
    <meta:creation-date>2021-07-09T17:04:06Z</meta:creation-date>
    <dc:date>2021-12-04T11:35:48Z</dc:date>
  </office:meta>
</office:document-meta>
</file>